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1ff3" officeooo:paragraph-rsid="00021ff3"/>
    </style:style>
    <style:style style:name="P2" style:family="paragraph" style:parent-style-name="Standard">
      <style:text-properties officeooo:rsid="000331d4" officeooo:paragraph-rsid="000331d4"/>
    </style:style>
    <style:style style:name="P3" style:family="paragraph" style:parent-style-name="Standard">
      <style:text-properties officeooo:rsid="0006be1e" officeooo:paragraph-rsid="0006be1e"/>
    </style:style>
    <style:style style:name="P4" style:family="paragraph" style:parent-style-name="Text_20_body">
      <style:text-properties officeooo:paragraph-rsid="00086d52"/>
    </style:style>
    <style:style style:name="T1" style:family="text">
      <style:text-properties officeooo:rsid="00021ff3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font-name="Liberation Serif" officeooo:rsid="00038822"/>
    </style:style>
    <style:style style:name="T5" style:family="text">
      <style:text-properties style:font-name="Liberation Serif" officeooo:rsid="00021ff3"/>
    </style:style>
    <style:style style:name="T6" style:family="text">
      <style:text-properties officeooo:rsid="00038822"/>
    </style:style>
    <style:style style:name="T7" style:family="text">
      <style:text-properties fo:font-style="italic" officeooo:rsid="00038822" style:font-style-asian="italic" style:font-style-complex="italic"/>
    </style:style>
    <style:style style:name="T8" style:family="text">
      <style:text-properties fo:font-style="normal" officeooo:rsid="00038822" style:font-style-asian="normal" style:font-style-complex="normal"/>
    </style:style>
    <style:style style:name="T9" style:family="text">
      <style:text-properties officeooo:rsid="0003a4d5"/>
    </style:style>
    <style:style style:name="T10" style:family="text">
      <style:text-properties officeooo:rsid="0003c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7<text:span text:style-name="T2">th</text:span><text:span text:style-name="T3">, 2023</text:span></text:p>
      <text:p text:style-name="P1">Kitkat Dambeck</text:p>
      <text:p text:style-name="P1">Expository Writing</text:p>
      <text:p text:style-name="P3">Pop Music Is A Vehicle</text:p>
      <text:p text:style-name="P2"/>
      <text:p text:style-name="P4"><text:tab/>In their viral video “4 Chords” the internet music group Axis of Awesome mocks pop music for its lack of originality. <text:span text:style-name="T6">T</text:span>hey use <text:span text:style-name="T6">a common pop formula to frankenstein many pop songs into one. This relates to a theme in Alva Noë’s essay </text:span><text:span text:style-name="T7">Air Guitar Styles</text:span><text:span text:style-name="T8">: that pop music is only music secondarily. </text:span>The <text:span text:style-name="T6">true appeal </text:span>of pop music <text:span text:style-name="T6">is as a vehicle to engage in certain changes in consciousness. In they’re essay, </text:span><text:span text:style-name="T1">No</text:span><text:span text:style-name="T5">ë </text:span><text:span text:style-name="T4">contrasts the way fans treat a pop concert </text:span><text:span text:style-name="T5">to </text:span><text:span text:style-name="T4">a </text:span><text:span text:style-name="T5">traditional concert. </text:span><text:span text:style-name="T6">They </text:span>write that attendees of <text:span text:style-name="T6">the</text:span> <text:span text:style-name="T6">pop concert</text:span> <text:span text:style-name="T6">hardly describe the music</text:span>, rather <text:span text:style-name="T6">describing their experience in terms of</text:span> <text:span text:style-name="T1">“the excitement, the thrill, the person or people on the stage, his or her sex appeal, how it felt to be there, in the presence of greatness, part of a crowd, </text:span><text:span text:style-name="T6">[and] </text:span><text:span text:style-name="T1">a sense of connection.” </text:span><text:span text:style-name="T9">This description makes in obvious that the fans gain more than they would from a purely auditory and intellectual </text:span><text:span text:style-name="T10">experience. </text:span></text:p>
      <text:p text:style-name="P4"><text:span text:style-name="T10"><text:tab/>The performance firstly engages the fan’s emotions. </text:span><text:span text:style-name="T9">Th</text:span><text:span text:style-name="T10">en there</text:span><text:span text:style-name="T9"> is an engagement with </text:span><text:span text:style-name="T10">a primal aspect of the fans, </text:span><text:span text:style-name="T9">through sex appeal. </text:span><text:span text:style-name="T10">Finally there are deep engagements, with the fans sense of self, identity, and interconnectedness. </text:span><text:span text:style-name="T9">The fans connect deeply with </text:span><text:span text:style-name="T10">a</text:span><text:span text:style-name="T9"> “presence of greatness”. </text:span><text:span text:style-name="T10">They shift to </text:span><text:span text:style-name="T9">identify with </text:span><text:span text:style-name="T10">the force of the crowd and with more than </text:span><text:span text:style-name="T9">themselves. Music alone may engage some of these, yes, </text:span><text:span text:style-name="T10">y</text:span><text:span text:style-name="T9">et pop goes deeper than this. The performance on stage, the ethos of the performers, the adoration of fans, and the celebratory gathering and dancing, all contribute to a larger whole. That whole is the vehicle of pop, to which music is only the wheels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8:12:37.135572897</meta:creation-date>
    <dc:date>2023-01-17T18:56:35.530287927</dc:date>
    <meta:editing-duration>PT32M5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86" meta:character-count="1654" meta:non-whitespace-character-count="1370"/>
  </office:meta>
</office:document-meta>
</file>